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co2" style:family="table-column">
      <style:table-column-properties fo:break-before="auto" style:column-width="7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18mm"/>
    </style:style>
    <style:style style:name="co5" style:family="table-column">
      <style:table-column-properties fo:break-before="auto" style:column-width="23.57mm"/>
    </style:style>
    <style:style style:name="co6" style:family="table-column">
      <style:table-column-properties fo:break-before="auto" style:column-width="11.85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4.48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.87mm"/>
    </style:style>
    <style:style style:name="co11" style:family="table-column">
      <style:table-column-properties fo:break-before="auto" style:column-width="10.78mm"/>
    </style:style>
    <style:style style:name="co12" style:family="table-column">
      <style:table-column-properties fo:break-before="auto" style:column-width="8.77mm"/>
    </style:style>
    <style:style style:name="co13" style:family="table-column">
      <style:table-column-properties fo:break-before="auto" style:column-width="9.54mm"/>
    </style:style>
    <style:style style:name="co14" style:family="table-column">
      <style:table-column-properties fo:break-before="auto" style:column-width="18.19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a3238e" fo:font-weight="bold" style:font-weight-asian="bold" style:font-weight-complex="bold"/>
    </style:style>
    <style:style style:name="ce17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color="#a3238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3238e"/>
    </style:style>
    <style:style style:name="ce19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ext-properties fo:color="#a3238e"/>
    </style:style>
    <style:style style:name="gr1" style:family="graphic">
      <style:graphic-properties draw:stroke="dash" draw:stroke-dash="Fine_20_Dashed" draw:marker-end="Arrowhead_20_1" draw:textarea-horizontal-align="center" draw:textarea-vertical-align="middle"/>
    </style:style>
    <style:style style:name="gr2" style:family="graphic">
      <style:graphic-properties draw:stroke="dash" draw:stroke-dash="Fine_20_Dashed" svg:stroke-color="#a3238e" draw:marker-start="Arrowhead_20_2" draw:marker-end="Arrowhead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s0 = sp + 32</text:p>
          </table:table-cell>
          <table:table-cell/>
          <table:table-cell table:style-name="ce5" office:value-type="string" calcext:value-type="string">
            <text:p>sp = sp + 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[sp+24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 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/>
          <table:table-cell office:value-type="string" calcext:value-type="string">
            <text:p>[s0-17] = 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/>
          <table:table-cell office:value-type="string" calcext:value-type="string">
            <text:p>[s0-24] = 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table:style-name="ce5" office:value-type="string" calcext:value-type="string">
            <text:p>sp = sp - 32</text:p>
          </table:table-cell>
          <table:table-cell office:value-type="string" calcext:value-type="string">
            <text:p>[s0-32] = 30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ca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ain()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[sp+24] = ra</text:p>
          </table:table-cell>
          <table:table-cell office:value-type="string" calcext:value-type="string">
            <text:p>st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fn()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>
            <draw:path table:end-cell-address="call.F11" table:end-x="21.7mm" table:end-y="0.12mm" draw:z-index="1" draw:style-name="gr1" draw:text-style-name="P1" svg:width="63.33mm" svg:height="19.95mm" draw:transform="skewX (-0.0282743338823083) rotate (-2.5844835563532) translate (80.8938617309828mm 1.21000004429086mm)" svg:viewBox="0 0 6334 1996" svg:d="M0 0c2867 0 6334 1996 6334 1996">
              <text:p/>
            </draw:path>
          </table:table-cell>
          <table:table-cell office:value-type="string" calcext:value-type="string">
            <text:p>[sp+16] = s0</text:p>
          </table:table-cell>
          <table:table-cell office:value-type="string" calcext:value-type="string">
            <text:p>stor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[s0-20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[s0-24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[sp+40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12" office:value-type="string" calcext:value-type="string">
            <text:p>retur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</table:table-cell>
          <table:table-cell/>
          <table:table-cell office:value-type="string" calcext:value-type="string">
            <text:p>jr r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>
            <draw:path table:end-cell-address="call.F20" table:end-x="17.45mm" table:end-y="1.32mm" draw:z-index="0" draw:style-name="gr1" draw:text-style-name="P1" svg:width="60.35mm" svg:height="30.97mm" draw:transform="skewX (0.0986111027376796) rotate (-0.914028929269431) translate (43.4179481204439mm -12.5814058285594mm)" svg:viewBox="0 0 6036 3098" svg:d="M0 3098c4030 1 6036-3098 6036-3098">
              <text:p/>
            </draw:path>
          </table:table-cell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c</text:p>
          </table:table-cell>
          <table:table-cell office:value-type="string" calcext:value-type="string">
            <text:p>[s0-20]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[s0-36]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al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[s0-40]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7"/>
          <table:table-cell table:style-name="ce5" office:value-type="string" calcext:value-type="string">
            <text:p>sp = sp - 4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malloc" table:style-name="ta1"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4" table:default-cell-style-name="Default"/>
        <table:table-column table:style-name="co10" table:default-cell-style-name="ce15"/>
        <table:table-column table:style-name="co8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Default"/>
        <table:table-column table:style-name="co8" table:number-columns-repeated="6" table:default-cell-style-name="ce1"/>
        <table:table-column table:style-name="co8" table:number-columns-repeated="1009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ain()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[sp+24] = ra</text:p>
          </table:table-cell>
          <table:table-cell office:value-type="string" calcext:value-type="string">
            <text:p>stor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data_init()</text:p>
          </table:table-cell>
          <table:covered-table-cell/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/>
          <table:table-cell office:value-type="string" calcext:value-type="string">
            <text:p>[sp+16] = s0</text:p>
          </table:table-cell>
          <table:table-cell office:value-type="string" calcext:value-type="string">
            <text:p>stor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malloc(a0)</text:p>
          </table:table-cell>
          <table:table-cell office:value-type="string" calcext:value-type="string">
            <text:p>[s0-24]</text:p>
          </table:table-cell>
          <table:table-cell table:style-name="ce16" office:value-type="string" calcext:value-type="string">
            <text:p>address(a0)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[sp+24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>
            <draw:path table:end-cell-address="malloc.G12" table:end-x="4.96mm" table:end-y="2.55mm" draw:z-index="1" draw:style-name="gr2" draw:text-style-name="P1" svg:width="28.62mm" svg:height="10.68mm" draw:transform="skewX (-0.428652864289807) rotate (-0.985412895675999) translate (20.8733389512235mm -9.08330084070581mm)" svg:viewBox="0 0 2863 1069" svg:d="M0 1069c1737 1 2863-1069 2863-1069">
              <text:p/>
            </draw:path>
          </table:table-cell>
          <table:table-cell table:style-name="ce12"/>
          <table:table-cell office:value-type="float" office:value="12" calcext:value-type="float">
            <text:p>12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  <draw:path table:end-cell-address="malloc.E17" table:end-x="23.65mm" table:end-y="2.37mm" draw:z-index="0" draw:style-name="gr1" draw:text-style-name="P1" svg:width="44.24mm" svg:height="23.12mm" draw:transform="skewX (0.506669081853954) rotate (-0.688706922836963) translate (29.0713413331055mm -5.23700710108794mm)" svg:viewBox="0 0 4425 2313" svg:d="M0 2313c2958-2 4425-2313 4425-2313">
              <text:p/>
            </draw:path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4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0" calcext:value-type="float">
            <text:p>20</text:p>
          </table:table-cell>
          <table:table-cell table:style-name="ce14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address(a0)</text:p>
          </table:table-cell>
          <table:table-cell table:style-name="ce18" office:value-type="string" calcext:value-type="string">
            <text:p>offset(a5)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11" office:value-type="string" calcext:value-type="string">
            <text:p>c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16"/>
        </table:table-row>
      </table:table>
      <table:table table:name="container" table:style-name="ta1">
        <table:table-column table:style-name="co11" table:default-cell-style-name="Default"/>
        <table:table-column table:style-name="co12" table:default-cell-style-name="ce20"/>
        <table:table-column table:style-name="co13" table:default-cell-style-name="ce20"/>
        <table:table-column table:style-name="co3" table:default-cell-style-name="ce1"/>
        <table:table-column table:style-name="co14" table:default-cell-style-name="ce5"/>
        <table:table-column table:style-name="co13" table:default-cell-style-name="Default"/>
        <table:table-column table:style-name="co1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s0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4"/>
          <table:table-cell table:style-name="ce24"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4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office:value-type="string" calcext:value-type="string">
            <text:p>s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style-name="ce14"/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&amp;c</text:p>
          </table:table-cell>
          <table:table-cell office:value-type="string" calcext:value-type="string">
            <text:p>-24<text:span text:style-name="T1">(</text:span>s0<text:span text:style-name="T1">)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ce14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table:style-name="ce22" office:value-type="string" calcext:value-type="string">
            <text:p>&amp;a</text:p>
          </table:table-cell>
          <table:table-cell office:value-type="string" calcext:value-type="string">
            <text:p>-32<text:span text:style-name="T1">(</text:span>s0<text:span text:style-name="T1">)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88(s0)</text:p>
          </table:table-cell>
          <table:table-cell table:style-name="ce4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92(s0)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sp = sp - 96</text:p>
          </table:table-cell>
          <table:table-cell office:value-type="string" calcext:value-type="string">
            <text:p>-96<text:span text:style-name="T1">(</text:span>s0<text:span text:style-name="T1">)</text:span></text:p>
          </table:table-cell>
          <table:table-cell table:style-name="ce3" office:value-type="string" calcext:value-type="string">
            <text:p>a</text:p>
          </table:table-cell>
          <table:table-cell table:style-name="ce25" office:value-type="string" calcext:value-type="string">
            <text:p>s0 - 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5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Arrowhead_20_2" draw:display-name="Arrowhead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5T10:36:31.186701814</meta:creation-date>
    <dc:date>2023-02-25T11:10:30.400630568</dc:date>
    <meta:editing-duration>PT13M17S</meta:editing-duration>
    <meta:editing-cycles>4</meta:editing-cycles>
    <meta:generator>LibreOffice/6.0.7.3$Linux_X86_64 LibreOffice_project/00m0$Build-3</meta:generator>
    <meta:document-statistic meta:table-count="4" meta:cell-count="159" meta:object-count="4"/>
  </office:meta>
</office:document-meta>
</file>